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youtSourceFactory.getSource( String location , Map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LayoutSourceFactory.release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